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style-name="P6">Software design is not that mature compared to design in other engineering field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style-name="P6"><text:span text:style-name="T4">Design model: data design, architectural design, interface design, procedural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style-name="P6">Subsequent refinements are made at each iteration but still traceable to the requir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ormal Technical Reviews/Walkthrough</text:p>
              </text:list-item>
            </text:list>
            <text:list text:style-name="L2">
              <text:list-item>
                <text:p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2">
              <text:list-item>
                <text:list>
                  <text:list-item>
                    <text:p text:style-name="P7">Exhibits hierarchical organization that makes intelligent use of control among el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, logically partitioned into elements that perform specific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tains contain both data and procedural abstr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hould lead to modules that exhibit independent functional characterist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2">
              <text:list-item>
                <text:list>
                  <text:list-item>
                    <text:p text:style-name="P7">Should lead to modules that exhibit independent functional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esign is the technical kernel of software engineering</text:p>
              </text:list-item>
            </text:list>
            <text:list text:style-name="L2">
              <text:list-item>
                <text:p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style-name="P6">Design is used to assess quality</text:p>
              </text:list-item>
            </text:list>
            <text:list text:style-name="L2">
              <text:list-item>
                <text:p text:style-name="P6">Modularity (data and program) is important in design</text:p>
              </text:list-item>
            </text:list>
            <text:list text:style-name="L2">
              <text:list-item>
                <text:p text:style-name="P6">Design should not be rus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5:58:23</dc:date>
    <meta:print-date>2008-02-04T07:26:42</meta:print-date>
    <dc:language>en-US</dc:language>
    <meta:editing-cycles>2532</meta:editing-cycles>
    <meta:editing-duration>P2DT7H54M22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